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ddd1" officeooo:paragraph-rsid="000cddd1"/>
    </style:style>
    <style:style style:name="P2" style:family="paragraph" style:parent-style-name="Standard">
      <style:text-properties officeooo:rsid="000cddd1" officeooo:paragraph-rsid="00125685"/>
    </style:style>
    <style:style style:name="P3" style:family="paragraph" style:parent-style-name="Standard">
      <style:text-properties officeooo:rsid="000e5c57" officeooo:paragraph-rsid="000e5c57"/>
    </style:style>
    <style:style style:name="P4" style:family="paragraph" style:parent-style-name="Standard">
      <style:text-properties officeooo:rsid="000e5c57" officeooo:paragraph-rsid="00122e74"/>
    </style:style>
    <style:style style:name="P5" style:family="paragraph" style:parent-style-name="Standard">
      <style:text-properties officeooo:rsid="000e5c57" officeooo:paragraph-rsid="00125685"/>
    </style:style>
    <style:style style:name="P6" style:family="paragraph" style:parent-style-name="Standard">
      <style:text-properties officeooo:rsid="000f8c79" officeooo:paragraph-rsid="000f8c79"/>
    </style:style>
    <style:style style:name="P7" style:family="paragraph" style:parent-style-name="Standard">
      <style:text-properties fo:font-weight="bold" officeooo:rsid="000f8c79" officeooo:paragraph-rsid="000f8c79" style:font-weight-asian="bold" style:font-weight-complex="bold"/>
    </style:style>
    <style:style style:name="P8" style:family="paragraph" style:parent-style-name="Standard">
      <style:text-properties fo:font-weight="bold" officeooo:rsid="000cddd1" officeooo:paragraph-rsid="000cddd1" style:font-weight-asian="bold" style:font-weight-complex="bold"/>
    </style:style>
    <style:style style:name="P9" style:family="paragraph" style:parent-style-name="Standard">
      <style:text-properties fo:font-weight="bold" officeooo:rsid="000e5c57" officeooo:paragraph-rsid="000e5c57" style:font-weight-asian="bold" style:font-weight-complex="bold"/>
    </style:style>
    <style:style style:name="P10" style:family="paragraph" style:parent-style-name="Standard">
      <style:text-properties style:text-underline-style="none" officeooo:rsid="000e5c57" officeooo:paragraph-rsid="000e5c57"/>
    </style:style>
    <style:style style:name="P11" style:family="paragraph" style:parent-style-name="Standard">
      <style:text-properties fo:color="#2a6099" loext:opacity="100%" officeooo:rsid="000cddd1" officeooo:paragraph-rsid="000cddd1"/>
    </style:style>
    <style:style style:name="P12" style:family="paragraph" style:parent-style-name="Standard">
      <style:text-properties fo:color="#2a6099" loext:opacity="100%" officeooo:rsid="00138b99" officeooo:paragraph-rsid="000cddd1"/>
    </style:style>
    <style:style style:name="P13" style:family="paragraph" style:parent-style-name="Standard">
      <style:text-properties fo:color="#2a6099" loext:opacity="100%" officeooo:rsid="000cddd1" officeooo:paragraph-rsid="00125685"/>
    </style:style>
    <style:style style:name="P14" style:family="paragraph" style:parent-style-name="Standard">
      <style:text-properties fo:color="#2a6099" loext:opacity="100%" officeooo:rsid="000cddd1" officeooo:paragraph-rsid="0019d0bf"/>
    </style:style>
    <style:style style:name="P15" style:family="paragraph" style:parent-style-name="Standard">
      <style:text-properties fo:color="#2a6099" loext:opacity="100%" officeooo:rsid="000cddd1" officeooo:paragraph-rsid="000cddd1"/>
    </style:style>
    <style:style style:name="P16" style:family="paragraph" style:parent-style-name="Standard">
      <style:text-properties fo:color="#2a6099" loext:opacity="100%" style:text-underline-style="none" officeooo:rsid="000e5c57" officeooo:paragraph-rsid="000e5c57"/>
    </style:style>
    <style:style style:name="P17" style:family="paragraph" style:parent-style-name="Standard">
      <style:text-properties fo:color="#2a6099" loext:opacity="100%" style:text-underline-style="none" officeooo:rsid="000cddd1" officeooo:paragraph-rsid="0019d0bf"/>
    </style:style>
    <style:style style:name="P18" style:family="paragraph" style:parent-style-name="Standard">
      <style:text-properties fo:color="#2a6099" loext:opacity="100%" style:text-underline-style="none" fo:font-weight="bold" officeooo:rsid="001c287f" officeooo:paragraph-rsid="001c287f" style:font-weight-asian="bold" style:font-weight-complex="bold"/>
    </style:style>
    <style:style style:name="P19" style:family="paragraph" style:parent-style-name="Standard">
      <style:text-properties fo:color="#2a6099" loext:opacity="100%" style:text-underline-style="none" officeooo:rsid="001c287f" officeooo:paragraph-rsid="001c287f"/>
    </style:style>
    <style:style style:name="P20" style:family="paragraph" style:parent-style-name="Standard">
      <style:text-properties fo:color="#2a6099" loext:opacity="100%" style:text-underline-style="none" officeooo:rsid="001449d8" officeooo:paragraph-rsid="001449d8"/>
    </style:style>
    <style:style style:name="P21" style:family="paragraph" style:parent-style-name="Standard">
      <style:text-properties fo:color="#2a6099" loext:opacity="100%" fo:font-weight="bold" officeooo:rsid="000e5c57" officeooo:paragraph-rsid="000e5c57" style:font-weight-asian="bold" style:font-weight-complex="bold"/>
    </style:style>
    <style:style style:name="P22" style:family="paragraph" style:parent-style-name="Standard">
      <style:text-properties fo:color="#2a6099" loext:opacity="100%" fo:font-weight="bold" officeooo:rsid="000f8c79" officeooo:paragraph-rsid="000f8c79" style:font-weight-asian="bold" style:font-weight-complex="bold"/>
    </style:style>
    <style:style style:name="P23" style:family="paragraph" style:parent-style-name="Standard">
      <style:text-properties fo:color="#2a6099" loext:opacity="100%" fo:font-weight="bold" officeooo:rsid="000cddd1" officeooo:paragraph-rsid="000cddd1" style:font-weight-asian="bold" style:font-weight-complex="bold"/>
    </style:style>
    <style:style style:name="P24" style:family="paragraph" style:parent-style-name="Standard">
      <style:text-properties fo:color="#2a6099" loext:opacity="100%" fo:font-weight="bold" officeooo:rsid="00125685" officeooo:paragraph-rsid="00125685" style:font-weight-asian="bold" style:font-weight-complex="bold"/>
    </style:style>
    <style:style style:name="P25" style:family="paragraph" style:parent-style-name="Standard">
      <style:text-properties fo:color="#2a6099" loext:opacity="100%" officeooo:rsid="000e5c57" officeooo:paragraph-rsid="000e5c57"/>
    </style:style>
    <style:style style:name="P26" style:family="paragraph" style:parent-style-name="Standard">
      <style:text-properties fo:color="#2a6099" loext:opacity="100%" officeooo:rsid="000e5c57" officeooo:paragraph-rsid="000f8c79"/>
    </style:style>
    <style:style style:name="P27" style:family="paragraph" style:parent-style-name="Standard">
      <style:text-properties fo:color="#2a6099" loext:opacity="100%" officeooo:rsid="00125685" officeooo:paragraph-rsid="00125685"/>
    </style:style>
    <style:style style:name="P28" style:family="paragraph" style:parent-style-name="Standard">
      <style:text-properties fo:color="#111111" loext:opacity="100%" style:text-underline-style="none" fo:font-weight="bold" officeooo:rsid="001449d8" officeooo:paragraph-rsid="001449d8" style:font-weight-asian="bold" style:font-weight-complex="bold"/>
    </style:style>
    <style:style style:name="P29" style:family="paragraph" style:parent-style-name="Standard">
      <style:text-properties fo:color="#111111" loext:opacity="100%" style:text-underline-style="none" officeooo:rsid="000e5c57" officeooo:paragraph-rsid="000e5c57"/>
    </style:style>
    <style:style style:name="P30" style:family="paragraph" style:parent-style-name="Standard">
      <style:text-properties fo:color="#111111" loext:opacity="100%" style:text-underline-style="none" officeooo:rsid="000cddd1" officeooo:paragraph-rsid="0019d0bf"/>
    </style:style>
    <style:style style:name="P31" style:family="paragraph" style:parent-style-name="Standard">
      <style:text-properties fo:color="#111111" loext:opacity="100%" style:text-underline-style="none" officeooo:rsid="001c287f" officeooo:paragraph-rsid="001c287f"/>
    </style:style>
    <style:style style:name="P32" style:family="paragraph" style:parent-style-name="Standard">
      <style:text-properties fo:font-weight="bold" officeooo:rsid="000cddd1" officeooo:paragraph-rsid="0019d0bf" style:font-weight-asian="bold" style:font-weight-complex="bold"/>
    </style:style>
    <style:style style:name="P33" style:family="paragraph" style:parent-style-name="Standard">
      <style:text-properties fo:font-weight="bold" officeooo:rsid="000e5c57" officeooo:paragraph-rsid="000e5c57" style:font-weight-asian="bold" style:font-weight-complex="bold"/>
    </style:style>
    <style:style style:name="P34" style:family="paragraph" style:parent-style-name="Standard">
      <style:text-properties officeooo:rsid="000cddd1" officeooo:paragraph-rsid="0019d0bf"/>
    </style:style>
    <style:style style:name="P35" style:family="paragraph" style:parent-style-name="Standard">
      <style:text-properties officeooo:rsid="000e5c57" officeooo:paragraph-rsid="000f8c79"/>
    </style:style>
    <style:style style:name="T1" style:family="text">
      <style:text-properties officeooo:rsid="000cf125"/>
    </style:style>
    <style:style style:name="T2" style:family="text">
      <style:text-properties officeooo:rsid="000e5c57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0f8c79"/>
    </style:style>
    <style:style style:name="T5" style:family="text">
      <style:text-properties officeooo:rsid="000f8c79"/>
    </style:style>
    <style:style style:name="T6" style:family="text">
      <style:text-properties style:text-underline-style="none" officeooo:rsid="000f8c79"/>
    </style:style>
    <style:style style:name="T7" style:family="text">
      <style:text-properties officeooo:rsid="00125685"/>
    </style:style>
    <style:style style:name="T8" style:family="text">
      <style:text-properties officeooo:rsid="00138b99"/>
    </style:style>
    <style:style style:name="T9" style:family="text">
      <style:text-properties officeooo:rsid="001449d8"/>
    </style:style>
    <style:style style:name="T10" style:family="text">
      <style:text-properties fo:color="#2a6099" loext:opacity="100%"/>
    </style:style>
    <style:style style:name="T11" style:family="text">
      <style:text-properties fo:color="#2a6099" loext:opacity="100%" officeooo:rsid="00125685"/>
    </style:style>
    <style:style style:name="T12" style:family="text">
      <style:text-properties fo:color="#2a6099" loext:opacity="100%" officeooo:rsid="000cddd1"/>
    </style:style>
    <style:style style:name="T13" style:family="text">
      <style:text-properties fo:color="#2a6099" loext:opacity="100%" officeooo:rsid="000cf125"/>
    </style:style>
    <style:style style:name="T14" style:family="text">
      <style:text-properties fo:color="#2a6099" loext:opacity="100%" style:text-underline-style="solid" style:text-underline-width="auto" style:text-underline-color="font-color" officeooo:rsid="000f8c79"/>
    </style:style>
    <style:style style:name="T15" style:family="text">
      <style:text-properties fo:color="#2a6099" loext:opacity="100%" style:text-underline-style="none" officeooo:rsid="000f8c79"/>
    </style:style>
    <style:style style:name="T16" style:family="text">
      <style:text-properties fo:color="#2a6099" loext:opacity="100%" officeooo:rsid="000f8c79"/>
    </style:style>
    <style:style style:name="T17" style:family="text">
      <style:text-properties fo:color="#2a6099" loext:opacity="100%" officeooo:rsid="00138b99"/>
    </style:style>
    <style:style style:name="T18" style:family="text">
      <style:text-properties officeooo:rsid="00166e9a"/>
    </style:style>
    <style:style style:name="T19" style:family="text">
      <style:text-properties fo:color="#158466" loext:opacity="100%" officeooo:rsid="00125685"/>
    </style:style>
    <style:style style:name="T20" style:family="text">
      <style:text-properties fo:color="#158466" loext:opacity="100%" officeooo:rsid="000cddd1"/>
    </style:style>
    <style:style style:name="T21" style:family="text">
      <style:text-properties fo:color="#729fcf" loext:opacity="100%" officeooo:rsid="00125685"/>
    </style:style>
    <style:style style:name="T22" style:family="text">
      <style:text-properties fo:color="#729fcf" loext:opacity="100%" officeooo:rsid="000cddd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7">Synthèse du CDC « <text:span text:style-name="T18">Square Games » </text:span>– Stéphane et Pierre <text:s/>- 16 Janvier 2023</text:p>
      <text:p text:style-name="P6"/>
      <text:p text:style-name="P6"/>
      <text:p text:style-name="P8">Utilisateur</text:p>
      <text:p text:style-name="P1"><text:tab/><text:span text:style-name="T10">Login</text:span></text:p>
      <text:p text:style-name="P11"><text:tab/>Mdp</text:p>
      <text:p text:style-name="P11"><text:tab/>Avatar</text:p>
      <text:p text:style-name="P11"><text:tab/>Pseudo</text:p>
      <text:p text:style-name="P11"><text:tab/>Est connecté ?</text:p>
      <text:p text:style-name="P11"><text:tab/>L’utilisateur peut configurer son compte</text:p>
      <text:p text:style-name="P11"><text:tab/>Age </text:p>
      <text:p text:style-name="P11"><text:tab/><text:span text:style-name="T8">Son r</text:span>eprésentant légal (1 seul) <text:span text:style-name="T8">si il est mineur</text:span></text:p>
      <text:p text:style-name="P12"><text:tab/>Achat de jetons pour liu-même ou pour un autre utilisateur</text:p>
      <text:p text:style-name="P11"><text:tab/>Solde de jetons</text:p>
      <text:p text:style-name="P1"><text:tab/><text:span text:style-name="T10">préférences de paiement</text:span></text:p>
      <text:p text:style-name="P1"><text:tab/><text:span text:style-name="T10">il a un joueur ou aucun</text:span></text:p>
      <text:p text:style-name="P1"><text:tab/></text:p>
      <text:p text:style-name="P9">Administrateur</text:p>
      <text:p text:style-name="P3"><text:tab/>ajuster les niveaux des joueurs artificiels <text:span text:style-name="T3">par jeu</text:span></text:p>
      <text:p text:style-name="P5"><text:tab/><text:span text:style-name="T11">definir et ajuster le m</text:span><text:span text:style-name="T12">ontant personnalisation d’un plateau</text:span></text:p>
      <text:p text:style-name="P13"><text:tab/><text:span text:style-name="T7">definir et ajuster le </text:span>montant personnalisation d’un pion</text:p>
      <text:p text:style-name="P1"/>
      <text:p text:style-name="P9">Joueur</text:p>
      <text:p text:style-name="P3"><text:tab/><text:span text:style-name="T13">Sauvegarde d’un jeu en-cours</text:span></text:p>
      <text:p text:style-name="P3"><text:tab/><text:span text:style-name="T10">Historique des jeux joués y compris des coups joués</text:span></text:p>
      <text:p text:style-name="P4"><text:tab/><text:span text:style-name="T10">Plateaux personnalisés </text:span><text:span text:style-name="T14">par jeu</text:span><text:span text:style-name="T15">, faire payer en jetons</text:span></text:p>
      <text:p text:style-name="P16"><text:tab/><text:span text:style-name="T5">Pions personnalisés </text:span><text:span text:style-name="T4">par jeu</text:span><text:span text:style-name="T5">, faire payer en jetons</text:span></text:p>
      <text:p text:style-name="P10"><text:tab/><text:span text:style-name="T16">Pion favori </text:span><text:span text:style-name="T14">par jeu</text:span></text:p>
      <text:p text:style-name="P16"><text:tab/><text:span text:style-name="T9">Score</text:span></text:p>
      <text:p text:style-name="P29"/>
      <text:p text:style-name="P32">Jeux</text:p>
      <text:p text:style-name="P34"><text:tab/><text:span text:style-name="T10">Nom</text:span></text:p>
      <text:p text:style-name="P14"><text:tab/>Accessible par catégorie d’age</text:p>
      <text:p text:style-name="P14"><text:tab/><text:span text:style-name="T1">Tranche d’age pour jouer contre un autre humain</text:span></text:p>
      <text:p text:style-name="P14"><text:tab/><text:span text:style-name="T2">Plateau par défaut</text:span></text:p>
      <text:p text:style-name="P14"><text:tab/><text:span text:style-name="T5">pions par défaut</text:span></text:p>
      <text:p text:style-name="P14"><text:tab/><text:span text:style-name="T7">m</text:span>ontant personnalisation d’un plateau</text:p>
      <text:p text:style-name="P17"><text:tab/>montant personnalisation d’un pion</text:p>
      <text:p text:style-name="P30"/>
      <text:p text:style-name="P18">parties</text:p>
      <text:p text:style-name="P19"><text:tab/><text:span text:style-name="T1">Sauvegarde des coups : liste</text:span></text:p>
      <text:p text:style-name="P31"/>
      <text:p text:style-name="P28"><text:span text:style-name="T10">Scores</text:span></text:p>
      <text:p text:style-name="P20"><text:tab/>date</text:p>
      <text:p text:style-name="P20"><text:tab/>jeu</text:p>
      <text:p text:style-name="P20"><text:tab/>joueurs</text:p>
      <text:p text:style-name="P20"><text:tab/>score par joueur</text:p>
      <text:p text:style-name="P3"/>
      <text:p text:style-name="P21">Plateaux</text:p>
      <text:p text:style-name="P25"><text:tab/><text:span text:style-name="T5">taille du plateau</text:span></text:p>
      <text:p text:style-name="P25"><text:tab/><text:span text:style-name="T5">taille de l’affichage</text:span></text:p>
      <text:p text:style-name="P25"><text:soft-page-break/><text:tab/><text:span text:style-name="T5">couleur des cases</text:span></text:p>
      <text:p text:style-name="P25"><text:tab/><text:span text:style-name="T5">autre ?</text:span></text:p>
      <text:p text:style-name="P25"><text:tab/></text:p>
      <text:p text:style-name="P21">Joueur artificiel</text:p>
      <text:p text:style-name="P25"><text:tab/>n niveaux possibles</text:p>
      <text:p text:style-name="P25"><text:tab/></text:p>
      <text:p text:style-name="P22">Pion</text:p>
      <text:p text:style-name="P26"><text:tab/><text:span text:style-name="T5">motif</text:span></text:p>
      <text:p text:style-name="P26"><text:tab/><text:span text:style-name="T5">image</text:span></text:p>
      <text:p text:style-name="P35"><text:span text:style-name="T10"><text:tab/></text:span><text:span text:style-name="T16">couleur</text:span><text:span text:style-name="T10"><text:tab/></text:span></text:p>
      <text:p text:style-name="P1"><text:tab/></text:p>
      <text:p text:style-name="P1"><text:tab/></text:p>
      <text:p text:style-name="P23">Logiciel</text:p>
      <text:p text:style-name="P11"><text:tab/>si l’utilisateur est un mineur, certaines fonctionnalités seront accessibles que avec l’autorisation des parents</text:p>
      <text:p text:style-name="P1"/>
      <text:p text:style-name="P8">Interface de Paiement</text:p>
      <text:p text:style-name="P1"><text:tab/><text:span text:style-name="T10">achat de pack de jetons </text:span><text:span text:style-name="T17">si l’utilisateur a plus de 15 ans</text:span></text:p>
      <text:p text:style-name="P1"><text:tab/><text:span text:style-name="T10">taille des packs jetons</text:span></text:p>
      <text:p text:style-name="P11"><text:tab/>prix des packs de jetons</text:p>
      <text:p text:style-name="P1"><text:tab/><text:span text:style-name="T10">Modes de paiement</text:span></text:p>
      <text:p text:style-name="P1"/>
      <text:p text:style-name="P24">Banque de jetons</text:p>
      <text:p text:style-name="P27"><text:tab/>compte utilisateur</text:p>
      <text:p text:style-name="P27"><text:tab/>relevé de compte <text:span text:style-name="T8">(historique des opérations de crédits (achat jetons) et débit (consomation jetons)</text:span></text:p>
      <text:p text:style-name="P1"/>
      <text:p text:style-name="P1"/>
      <text:p text:style-name="P1"><text:tab/></text:p>
      <text:p text:style-name="P1"><text:tab/></text:p>
      <text:p text:style-name="P1"/>
      <text:p text:style-name="P1"><text:tab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6T10:26:06.212114614</meta:creation-date>
    <dc:date>2023-01-16T17:00:37.133107606</dc:date>
    <meta:editing-duration>PT1H12M34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2" meta:paragraph-count="69" meta:word-count="242" meta:character-count="1559" meta:non-whitespace-character-count="1318"/>
  </office:meta>
</office:document-meta>
</file>